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08cm"/>
    </style:style>
    <style:style style:name="co2" style:family="table-column">
      <style:table-column-properties fo:break-before="auto" style:column-width="7.354cm"/>
    </style:style>
    <style:style style:name="co3" style:family="table-column">
      <style:table-column-properties fo:break-before="auto" style:column-width="9.206cm"/>
    </style:style>
    <style:style style:name="co4" style:family="table-column">
      <style:table-column-properties fo:break-before="auto" style:column-width="8.266cm"/>
    </style:style>
    <style:style style:name="co5"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053cm" fo:break-before="auto" style:use-optimal-row-height="fals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vertical-align="top"/>
      <style:text-properties fo:font-size="15pt" style:font-size-asian="15pt" style:font-size-complex="15pt"/>
    </style:style>
    <style:style style:name="ce5"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table:number-columns-spanned="2" table:number-rows-spanned="1">
            <text:p>2014-SK-01-EN_Robot_painting</text:p>
          </table:table-cell>
          <table:covered-table-cell table:style-name="ce5"/>
          <table:table-cell table:style-name="Default"/>
          <table:table-cell/>
        </table:table-row>
        <table:table-row table:style-name="ro2">
          <table:table-cell table:style-name="Default" table:number-columns-repeated="3"/>
          <table:table-cell/>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office:value-type="string">
            <text:p>ok (it could be webpages too..)</text:p>
          </table:table-cell>
          <table:table-cell office:value-type="string">
            <text:p>good</text:p>
          </table:table-cell>
          <table:table-cell office:value-type="string">
            <text:p>It seems like a task from last year (I couldn't find it), but we didn't use it and the task is good for bebras.</text:p>
          </table:table-cell>
          <table:table-cell office:value-type="string">
            <text:p>Zsuzsa Pluhár, HU, pluharzs@caesar.elte.hu</text:p>
          </table:table-cell>
        </table:table-row>
        <table:table-row table:style-name="ro5">
          <table:table-cell office:value-type="string">
            <text:p>ok</text:p>
          </table:table-cell>
          <table:table-cell office:value-type="string">
            <text:p>good</text:p>
          </table:table-cell>
          <table:table-cell office:value-type="string">
            <text:p>it is different task: now the algorithms is given and the final situation is to tell. Maybe better than “paint” is “glue”.</text:p>
          </table:table-cell>
          <table:table-cell office:value-type="string">
            <text:p>Jiří Vaníček, Czechia</text:p>
          </table:table-cell>
        </table:table-row>
        <table:table-row table:style-name="ro6">
          <table:table-cell table:number-columns-repeated="4"/>
        </table:table-row>
        <table:table-row table:style-name="ro6">
          <table:table-cell table:style-name="ce4" office:value-type="string">
            <text:p>Reactions from SK group:</text:p>
          </table:table-cell>
          <table:table-cell table:number-columns-repeated="3"/>
        </table:table-row>
        <table:table-row table:style-name="ro7">
          <table:table-cell office:value-type="string" table:number-columns-spanned="3" table:number-rows-spanned="1">
            <text:p>Zsuzsa: Maybe you mean 2012-SK-07.</text:p>
            <text:p>Its idea was very similar, but the task to solve was quite different.</text:p>
            <text:p>Or maybe you mean a Lithuanian task from 2008 or 2009 (so it is not in the SVN) that was mandatory for all categories. There the question was the opposite one (find the order from the picture) and it is quite an old task and visually different...</text:p>
            <text:p>So I do not see a problem of "similarity".</text:p>
          </table:table-cell>
          <table:covered-table-cell table:number-columns-repeated="2"/>
          <table:table-cell/>
        </table:table-row>
        <table:table-row table:style-name="ro6" table:number-rows-repeated="30">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sk" number:country="SK">€</number:currency-symbol>
    </number:currency-style>
    <number:currency-style style:name="N108">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31">31.05.2014</text:date>, <text:time>16:53: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5-31T16:53:35.09</dc:date>
    <meta:editing-duration>PT16M18S</meta:editing-duration>
    <meta:editing-cycles>8</meta:editing-cycles>
    <meta:generator>OpenOffice/4.0.1$Win32 OpenOffice.org_project/401m5$Build-9714</meta:generator>
    <meta:document-statistic meta:table-count="1" meta:cell-count="15" meta:object-count="0"/>
  </office:meta>
</office:document-meta>
</file>